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5.10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22_09-20-23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22_12-13-49_000.jpg</text:p>
          </table:table-cell>
          <table:table-cell table:style-name="ce4" office:value-type="string">
            <text:p>:i FX / UU-U、書き出す項目、リスト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22_12-15-00_000.jpg</text:p>
          </table:table-cell>
          <table:table-cell table:style-name="ce4" office:value-type="string">
            <text:p>:m RES 1*1 / free# JVEMV6 44#2.2_4 /currency / programming / flowchart / BUSL_3 / no-3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22_12-40-35_000.jpg</text:p>
          </table:table-cell>
          <table:table-cell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9-22_14-30-50_000.jpg</text:p>
          </table:table-cell>
          <table:table-cell table:style-name="ce4" office:value-type="string">
            <text:p>:m :? / FX / RSI、前３本、ヒストグラム、割合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9-22_14-34-01_000.jpg</text:p>
          </table:table-cell>
          <table:table-cell table:style-name="ce4" office:value-type="string">
            <text:p>:m :? / FX / 各月ごと、UPの上げ幅、ヒストグラム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9-22_14-55-32_000.jpg</text:p>
          </table:table-cell>
          <table:table-cell office:value-type="string">
            <text:p>:m 食べた物　間食 / こんにゃく、とうふ、ひじき、切干 / 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09-22_16-35-29_000.jpg</text:p>
          </table:table-cell>
          <table:table-cell office:value-type="string">
            <text:p>:m 1-2*5 RES / 245 / 『相対性理論入門』　ランダウ、ジューコフ / p.158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09-22_16-36-03_000.jpg</text:p>
          </table:table-cell>
          <table:table-cell office:value-type="string">
            <text:p>:m 3-4*5 RES / 245 / 『相対性理論入門』　ランダウ、ジューコフ / p.158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09-22_16-36-19_000.jpg</text:p>
          </table:table-cell>
          <table:table-cell office:value-type="string">
            <text:p>:m 5*5 RES / 245 / 『相対性理論入門』　ランダウ、ジューコフ / p.158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9-22_17-40-31_000.jpg</text:p>
          </table:table-cell>
          <table:table-cell office:value-type="string">
            <text:p>:m music / log / kb / s.1:free,R=1,use.2fa~R s.2:TR,2fa~L.no-1 s.3:TR,2fa~R.no-1 s.4:hmw~R.no-1,TR s.5:TR,hmw~L.no-1 s.6:op-2,1-nm~R s.7:TR,1-nm~L.no-1,R=2 s.8:TR,kadenz,N,no-1,c.p.II△-I△,R=3,k.C,C#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09-22_20-12-56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09-22_20-13-1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8-09-23_00-16-45_000.jpg</text:p>
          </table:table-cell>
          <table:table-cell table:style-name="ce4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7" table:number-rows-repeated="48">
          <table:table-cell table:number-columns-repeated="6"/>
        </table:table-row>
        <table:table-row table:style-name="ro7" table:number-rows-repeated="10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6">
          <table:table-cell table:number-columns-repeated="4"/>
          <table:table-cell table:style-name="Default"/>
          <table:table-cell/>
        </table:table-row>
        <table:table-row table:style-name="ro7" table:number-rows-repeated="7">
          <table:table-cell table:number-columns-repeated="4"/>
          <table:table-cell table:style-name="Default" table:number-columns-repeated="2"/>
        </table:table-row>
        <table:table-row table:style-name="ro7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 office:value-type="float" office:value="8">
            <text:p>8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 office:value-type="float" office:value="15">
            <text:p>15</text:p>
          </table:table-cell>
          <table:table-cell/>
          <table:table-cell table:style-name="Default" table:number-columns-repeated="2"/>
        </table:table-row>
        <table:table-row table:style-name="ro7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5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5];&quot;-\*&quot;)" office:value-type="float" office:value="1">
            <text:p>1</text:p>
          </table:table-cell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5])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5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5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2018/09/23</text:date>, <text:time>06:4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3T06:43:55.05</dc:date>
    <dc:creator>iwabuchi ken</dc:creator>
    <meta:editing-duration>P4DT23H16M16S</meta:editing-duration>
    <meta:editing-cycles>1637</meta:editing-cycles>
    <meta:document-statistic meta:table-count="1" meta:cell-count="62" meta:object-count="0"/>
  </office:meta>
</office:document-meta>
</file>